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7.9375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dos_AGS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2">
            <text:p>OBJECTID</text:p>
          </table:table-cell>
          <table:table-cell office:value-type="string" table:style-name="ce2">
            <text:p>CD_UF</text:p>
          </table:table-cell>
          <table:table-cell office:value-type="string" table:style-name="ce2">
            <text:p>NM_UF</text:p>
          </table:table-cell>
          <table:table-cell office:value-type="string" table:style-name="ce2">
            <text:p>NM_REGIAO</text:p>
          </table:table-cell>
          <table:table-cell office:value-type="string" table:style-name="ce2">
            <text:p>EST_POP_19</text:p>
          </table:table-cell>
          <table:table-cell office:value-type="string" table:style-name="ce2">
            <text:p>EDOC_TOTAL</text:p>
          </table:table-cell>
          <table:table-cell office:value-type="string" table:style-name="ce2">
            <text:p>EDOC_AGSN</text:p>
          </table:table-cell>
          <table:table-cell office:value-type="string" table:style-name="ce2">
            <text:p>Shape_Length</text:p>
          </table:table-cell>
          <table:table-cell office:value-type="string" table:style-name="ce2">
            <text:p>Shape_Area</text:p>
          </table:table-cell>
          <table:table-cell office:value-type="string" table:style-name="ce2">
            <text:p>PER_AGSN</text:p>
          </table:table-cell>
          <table:table-cell table:number-columns-repeated="1637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Rondônia</text:p>
          </table:table-cell>
          <table:table-cell office:value-type="string" table:style-name="ce4">
            <text:p>Norte</text:p>
          </table:table-cell>
          <table:table-cell office:value-type="float" office:value="1777225" table:style-name="ce3">
            <text:p>1777225</text:p>
          </table:table-cell>
          <table:table-cell office:value-type="float" office:value="531231" table:style-name="ce4">
            <text:p>531231</text:p>
          </table:table-cell>
          <table:table-cell office:value-type="float" office:value="23236" table:style-name="ce4">
            <text:p>23236</text:p>
          </table:table-cell>
          <table:table-cell office:value-type="float" office:value="32.080107042586256" table:style-name="ce4">
            <text:p>32,08010704</text:p>
          </table:table-cell>
          <table:table-cell office:value-type="float" office:value="19.667884294325955" table:style-name="ce4">
            <text:p>19,66788429</text:p>
          </table:table-cell>
          <table:table-cell office:value-type="float" office:value="4.373991728645354" table:style-name="ce4">
            <text:p>4,373991729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Acre</text:p>
          </table:table-cell>
          <table:table-cell office:value-type="string" table:style-name="ce4">
            <text:p>Norte</text:p>
          </table:table-cell>
          <table:table-cell office:value-type="float" office:value="881935" table:style-name="ce3">
            <text:p>881935</text:p>
          </table:table-cell>
          <table:table-cell office:value-type="float" office:value="224578" table:style-name="ce4">
            <text:p>224578</text:p>
          </table:table-cell>
          <table:table-cell office:value-type="float" office:value="19148" table:style-name="ce4">
            <text:p>19148</text:p>
          </table:table-cell>
          <table:table-cell office:value-type="float" office:value="25.880159164879338" table:style-name="ce4">
            <text:p>25,88015916</text:p>
          </table:table-cell>
          <table:table-cell office:value-type="float" office:value="13.504964848547402" table:style-name="ce4">
            <text:p>13,50496485</text:p>
          </table:table-cell>
          <table:table-cell office:value-type="float" office:value="8.5262136095254206" table:style-name="ce4">
            <text:p>8,52621361</text:p>
          </table:table-cell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Amazonas</text:p>
          </table:table-cell>
          <table:table-cell office:value-type="string" table:style-name="ce4">
            <text:p>Norte</text:p>
          </table:table-cell>
          <table:table-cell office:value-type="float" office:value="4144597" table:style-name="ce3">
            <text:p>4144597</text:p>
          </table:table-cell>
          <table:table-cell office:value-type="float" office:value="1138985" table:style-name="ce4">
            <text:p>1138985</text:p>
          </table:table-cell>
          <table:table-cell office:value-type="float" office:value="393995" table:style-name="ce4">
            <text:p>393995</text:p>
          </table:table-cell>
          <table:table-cell office:value-type="float" office:value="75.6058568456193" table:style-name="ce4">
            <text:p>75,60585685</text:p>
          </table:table-cell>
          <table:table-cell office:value-type="float" office:value="127.14332634293685" table:style-name="ce4">
            <text:p>127,1433263</text:p>
          </table:table-cell>
          <table:table-cell office:value-type="float" office:value="34.591763719451968" table:style-name="ce4">
            <text:p>34,59176372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Roraima</text:p>
          </table:table-cell>
          <table:table-cell office:value-type="string" table:style-name="ce4">
            <text:p>Norte</text:p>
          </table:table-cell>
          <table:table-cell office:value-type="float" office:value="605761" table:style-name="ce3">
            <text:p>605761</text:p>
          </table:table-cell>
          <table:table-cell office:value-type="float" office:value="142911" table:style-name="ce4">
            <text:p>142911</text:p>
          </table:table-cell>
          <table:table-cell office:value-type="float" office:value="3033" table:style-name="ce4">
            <text:p>3033</text:p>
          </table:table-cell>
          <table:table-cell office:value-type="float" office:value="34.553770831106185" table:style-name="ce4">
            <text:p>34,55377083</text:p>
          </table:table-cell>
          <table:table-cell office:value-type="float" office:value="18.186792475499541" table:style-name="ce4">
            <text:p>18,18679248</text:p>
          </table:table-cell>
          <table:table-cell office:value-type="float" office:value="2.1222998929403616" table:style-name="ce4">
            <text:p>2,122299893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Pará</text:p>
          </table:table-cell>
          <table:table-cell office:value-type="string" table:style-name="ce4">
            <text:p>Norte</text:p>
          </table:table-cell>
          <table:table-cell office:value-type="float" office:value="8602865" table:style-name="ce3">
            <text:p>8602865</text:p>
          </table:table-cell>
          <table:table-cell office:value-type="float" office:value="2197240" table:style-name="ce4">
            <text:p>2197240</text:p>
          </table:table-cell>
          <table:table-cell office:value-type="float" office:value="432518" table:style-name="ce4">
            <text:p>432518</text:p>
          </table:table-cell>
          <table:table-cell office:value-type="float" office:value="70.153326098309194" table:style-name="ce4">
            <text:p>70,1533261</text:p>
          </table:table-cell>
          <table:table-cell office:value-type="float" office:value="101.5961832557991" table:style-name="ce4">
            <text:p>101,5961833</text:p>
          </table:table-cell>
          <table:table-cell office:value-type="float" office:value="19.68460432178551" table:style-name="ce4">
            <text:p>19,68460432</text:p>
          </table:table-cell>
          <table:table-cell table:number-columns-repeated="1637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mapá</text:p>
          </table:table-cell>
          <table:table-cell office:value-type="string" table:style-name="ce4">
            <text:p>Norte</text:p>
          </table:table-cell>
          <table:table-cell office:value-type="float" office:value="845731" table:style-name="ce3">
            <text:p>845731</text:p>
          </table:table-cell>
          <table:table-cell office:value-type="float" office:value="170712" table:style-name="ce4">
            <text:p>170712</text:p>
          </table:table-cell>
          <table:table-cell office:value-type="float" office:value="36835" table:style-name="ce4">
            <text:p>36835</text:p>
          </table:table-cell>
          <table:table-cell office:value-type="float" office:value="23.064644475927942" table:style-name="ce4">
            <text:p>23,06464448</text:p>
          </table:table-cell>
          <table:table-cell office:value-type="float" office:value="11.580325778753593" table:style-name="ce4">
            <text:p>11,58032578</text:p>
          </table:table-cell>
          <table:table-cell office:value-type="float" office:value="21.577276348469937" table:style-name="ce4">
            <text:p>21,57727635</text:p>
          </table:table-cell>
          <table:table-cell table:number-columns-repeated="1637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Tocantins</text:p>
          </table:table-cell>
          <table:table-cell office:value-type="string" table:style-name="ce4">
            <text:p>Norte</text:p>
          </table:table-cell>
          <table:table-cell office:value-type="float" office:value="1572866" table:style-name="ce3">
            <text:p>1572866</text:p>
          </table:table-cell>
          <table:table-cell office:value-type="float" office:value="454897" table:style-name="ce4">
            <text:p>454897</text:p>
          </table:table-cell>
          <table:table-cell office:value-type="float" office:value="9733" table:style-name="ce4">
            <text:p>9733</text:p>
          </table:table-cell>
          <table:table-cell office:value-type="float" office:value="40.799953627158544" table:style-name="ce4">
            <text:p>40,79995363</text:p>
          </table:table-cell>
          <table:table-cell office:value-type="float" office:value="22.903156940129701" table:style-name="ce4">
            <text:p>22,90315694</text:p>
          </table:table-cell>
          <table:table-cell office:value-type="float" office:value="2.1396052293156473" table:style-name="ce4">
            <text:p>2,139605229</text:p>
          </table:table-cell>
          <table:table-cell table:number-columns-repeated="1637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Maranhão</text:p>
          </table:table-cell>
          <table:table-cell office:value-type="string" table:style-name="ce4">
            <text:p>Nordeste</text:p>
          </table:table-cell>
          <table:table-cell office:value-type="float" office:value="7075181" table:style-name="ce3">
            <text:p>7075181</text:p>
          </table:table-cell>
          <table:table-cell office:value-type="float" office:value="1843313" table:style-name="ce4">
            <text:p>1843313</text:p>
          </table:table-cell>
          <table:table-cell office:value-type="float" office:value="144625" table:style-name="ce4">
            <text:p>144625</text:p>
          </table:table-cell>
          <table:table-cell office:value-type="float" office:value="51.927942193260833" table:style-name="ce4">
            <text:p>51,92794219</text:p>
          </table:table-cell>
          <table:table-cell office:value-type="float" office:value="26.897546997265746" table:style-name="ce4">
            <text:p>26,897547</text:p>
          </table:table-cell>
          <table:table-cell office:value-type="float" office:value="7.8459274143892008" table:style-name="ce4">
            <text:p>7,845927414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Piauí</text:p>
          </table:table-cell>
          <table:table-cell office:value-type="string" table:style-name="ce4">
            <text:p>Nordeste</text:p>
          </table:table-cell>
          <table:table-cell office:value-type="float" office:value="3273227" table:style-name="ce3">
            <text:p>3273227</text:p>
          </table:table-cell>
          <table:table-cell office:value-type="float" office:value="917414" table:style-name="ce4">
            <text:p>917414</text:p>
          </table:table-cell>
          <table:table-cell office:value-type="float" office:value="50382" table:style-name="ce4">
            <text:p>50382</text:p>
          </table:table-cell>
          <table:table-cell office:value-type="float" office:value="30.893567744476673" table:style-name="ce4">
            <text:p>30,89356774</text:p>
          </table:table-cell>
          <table:table-cell office:value-type="float" office:value="20.630003169031461" table:style-name="ce4">
            <text:p>20,63000317</text:p>
          </table:table-cell>
          <table:table-cell office:value-type="float" office:value="5.4917409152247512" table:style-name="ce4">
            <text:p>5,491740915</text:p>
          </table:table-cell>
          <table:table-cell table:number-columns-repeated="1637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Ceará</text:p>
          </table:table-cell>
          <table:table-cell office:value-type="string" table:style-name="ce4">
            <text:p>Nordeste</text:p>
          </table:table-cell>
          <table:table-cell office:value-type="float" office:value="9132078" table:style-name="ce3">
            <text:p>9132078</text:p>
          </table:table-cell>
          <table:table-cell office:value-type="float" office:value="2651823" table:style-name="ce4">
            <text:p>2651823</text:p>
          </table:table-cell>
          <table:table-cell office:value-type="float" office:value="243848" table:style-name="ce4">
            <text:p>243848</text:p>
          </table:table-cell>
          <table:table-cell office:value-type="float" office:value="19.526614532399204" table:style-name="ce4">
            <text:p>19,52661453</text:p>
          </table:table-cell>
          <table:table-cell office:value-type="float" office:value="12.145638298281622" table:style-name="ce4">
            <text:p>12,1456383</text:p>
          </table:table-cell>
          <table:table-cell office:value-type="float" office:value="9.1954855207153727" table:style-name="ce4">
            <text:p>9,195485521</text:p>
          </table:table-cell>
          <table:table-cell table:number-columns-repeated="163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Rio Grande do Norte</text:p>
          </table:table-cell>
          <table:table-cell office:value-type="string" table:style-name="ce4">
            <text:p>Nordeste</text:p>
          </table:table-cell>
          <table:table-cell office:value-type="float" office:value="3506853" table:style-name="ce3">
            <text:p>3506853</text:p>
          </table:table-cell>
          <table:table-cell office:value-type="float" office:value="1054122" table:style-name="ce4">
            <text:p>1054122</text:p>
          </table:table-cell>
          <table:table-cell office:value-type="float" office:value="41868" table:style-name="ce4">
            <text:p>41868</text:p>
          </table:table-cell>
          <table:table-cell office:value-type="float" office:value="13.907706869596897" table:style-name="ce4">
            <text:p>13,90770687</text:p>
          </table:table-cell>
          <table:table-cell office:value-type="float" office:value="4.3122170938451054" table:style-name="ce4">
            <text:p>4,312217094</text:p>
          </table:table-cell>
          <table:table-cell office:value-type="float" office:value="3.9718362770153739" table:style-name="ce4">
            <text:p>3,971836277</text:p>
          </table:table-cell>
          <table:table-cell table:number-columns-repeated="16374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Paraíba</text:p>
          </table:table-cell>
          <table:table-cell office:value-type="string" table:style-name="ce4">
            <text:p>Nordeste</text:p>
          </table:table-cell>
          <table:table-cell office:value-type="float" office:value="4018127" table:style-name="ce3">
            <text:p>4018127</text:p>
          </table:table-cell>
          <table:table-cell office:value-type="float" office:value="1266077" table:style-name="ce4">
            <text:p>1266077</text:p>
          </table:table-cell>
          <table:table-cell office:value-type="float" office:value="64225" table:style-name="ce4">
            <text:p>64225</text:p>
          </table:table-cell>
          <table:table-cell office:value-type="float" office:value="19.121924679570999" table:style-name="ce4">
            <text:p>19,12192468</text:p>
          </table:table-cell>
          <table:table-cell office:value-type="float" office:value="4.6222865457493416" table:style-name="ce4">
            <text:p>4,622286546</text:p>
          </table:table-cell>
          <table:table-cell office:value-type="float" office:value="5.072756238364649" table:style-name="ce4">
            <text:p>5,072756238</text:p>
          </table:table-cell>
          <table:table-cell table:number-columns-repeated="1637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Pernambuco</text:p>
          </table:table-cell>
          <table:table-cell office:value-type="string" table:style-name="ce4">
            <text:p>Nordeste</text:p>
          </table:table-cell>
          <table:table-cell office:value-type="float" office:value="9557071" table:style-name="ce3">
            <text:p>9557071</text:p>
          </table:table-cell>
          <table:table-cell office:value-type="float" office:value="3100151" table:style-name="ce4">
            <text:p>3100151</text:p>
          </table:table-cell>
          <table:table-cell office:value-type="float" office:value="327090" table:style-name="ce4">
            <text:p>327090</text:p>
          </table:table-cell>
          <table:table-cell office:value-type="float" office:value="26.107258129821023" table:style-name="ce4">
            <text:p>26,10725813</text:p>
          </table:table-cell>
          <table:table-cell office:value-type="float" office:value="8.0499717825613128" table:style-name="ce4">
            <text:p>8,049971783</text:p>
          </table:table-cell>
          <table:table-cell office:value-type="float" office:value="10.550776397665791" table:style-name="ce4">
            <text:p>10,5507764</text:p>
          </table:table-cell>
          <table:table-cell table:number-columns-repeated="16374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Alagoas</text:p>
          </table:table-cell>
          <table:table-cell office:value-type="string" table:style-name="ce4">
            <text:p>Nordeste</text:p>
          </table:table-cell>
          <table:table-cell office:value-type="float" office:value="3337357" table:style-name="ce3">
            <text:p>3337357</text:p>
          </table:table-cell>
          <table:table-cell office:value-type="float" office:value="966293" table:style-name="ce4">
            <text:p>966293</text:p>
          </table:table-cell>
          <table:table-cell office:value-type="float" office:value="64568" table:style-name="ce4">
            <text:p>64568</text:p>
          </table:table-cell>
          <table:table-cell office:value-type="float" office:value="9.8759859716698042" table:style-name="ce4">
            <text:p>9,875985972</text:p>
          </table:table-cell>
          <table:table-cell office:value-type="float" office:value="2.2927638415538349" table:style-name="ce4">
            <text:p>2,292763842</text:p>
          </table:table-cell>
          <table:table-cell office:value-type="float" office:value="6.6820312265534367" table:style-name="ce4">
            <text:p>6,682031227</text:p>
          </table:table-cell>
          <table:table-cell table:number-columns-repeated="16374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Sergipe</text:p>
          </table:table-cell>
          <table:table-cell office:value-type="string" table:style-name="ce4">
            <text:p>Nordeste</text:p>
          </table:table-cell>
          <table:table-cell office:value-type="float" office:value="2298696" table:style-name="ce3">
            <text:p>2298696</text:p>
          </table:table-cell>
          <table:table-cell office:value-type="float" office:value="722062" table:style-name="ce4">
            <text:p>722062</text:p>
          </table:table-cell>
          <table:table-cell office:value-type="float" office:value="53203" table:style-name="ce4">
            <text:p>53203</text:p>
          </table:table-cell>
          <table:table-cell office:value-type="float" office:value="9.047534158313999" table:style-name="ce4">
            <text:p>9,047534158</text:p>
          </table:table-cell>
          <table:table-cell office:value-type="float" office:value="1.8113149724180388" table:style-name="ce4">
            <text:p>1,811314972</text:p>
          </table:table-cell>
          <table:table-cell office:value-type="float" office:value="7.3682038384515449" table:style-name="ce4">
            <text:p>7,368203838</text:p>
          </table:table-cell>
          <table:table-cell table:number-columns-repeated="1637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Bahia</text:p>
          </table:table-cell>
          <table:table-cell office:value-type="string" table:style-name="ce4">
            <text:p>Nordeste</text:p>
          </table:table-cell>
          <table:table-cell office:value-type="float" office:value="14873064" table:style-name="ce3">
            <text:p>14873064</text:p>
          </table:table-cell>
          <table:table-cell office:value-type="float" office:value="4422073" table:style-name="ce4">
            <text:p>4422073</text:p>
          </table:table-cell>
          <table:table-cell office:value-type="float" office:value="469677" table:style-name="ce4">
            <text:p>469677</text:p>
          </table:table-cell>
          <table:table-cell office:value-type="float" office:value="56.336961973392668" table:style-name="ce4">
            <text:p>56,33696197</text:p>
          </table:table-cell>
          <table:table-cell office:value-type="float" office:value="46.98949274940054" table:style-name="ce4">
            <text:p>46,98949275</text:p>
          </table:table-cell>
          <table:table-cell office:value-type="float" office:value="10.621195082035054" table:style-name="ce4">
            <text:p>10,62119508</text:p>
          </table:table-cell>
          <table:table-cell table:number-columns-repeated="163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Minas Gerais</text:p>
          </table:table-cell>
          <table:table-cell office:value-type="string" table:style-name="ce4">
            <text:p>Sudeste</text:p>
          </table:table-cell>
          <table:table-cell office:value-type="float" office:value="21168791" table:style-name="ce3">
            <text:p>21168791</text:p>
          </table:table-cell>
          <table:table-cell office:value-type="float" office:value="6746617" table:style-name="ce4">
            <text:p>6746617</text:p>
          </table:table-cell>
          <table:table-cell office:value-type="float" office:value="231385" table:style-name="ce4">
            <text:p>231385</text:p>
          </table:table-cell>
          <table:table-cell office:value-type="float" office:value="57.203903762019877" table:style-name="ce4">
            <text:p>57,20390376</text:p>
          </table:table-cell>
          <table:table-cell office:value-type="float" office:value="50.195623995636332" table:style-name="ce4">
            <text:p>50,195624</text:p>
          </table:table-cell>
          <table:table-cell office:value-type="float" office:value="3.4296448130966972" table:style-name="ce4">
            <text:p>3,429644813</text:p>
          </table:table-cell>
          <table:table-cell table:number-columns-repeated="16374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Espírito Santo</text:p>
          </table:table-cell>
          <table:table-cell office:value-type="string" table:style-name="ce4">
            <text:p>Sudeste</text:p>
          </table:table-cell>
          <table:table-cell office:value-type="float" office:value="4018650" table:style-name="ce3">
            <text:p>4018650</text:p>
          </table:table-cell>
          <table:table-cell office:value-type="float" office:value="1173902" table:style-name="ce4">
            <text:p>1173902</text:p>
          </table:table-cell>
          <table:table-cell office:value-type="float" office:value="306439" table:style-name="ce4">
            <text:p>306439</text:p>
          </table:table-cell>
          <table:table-cell office:value-type="float" office:value="14.797771839818836" table:style-name="ce4">
            <text:p>14,79777184</text:p>
          </table:table-cell>
          <table:table-cell office:value-type="float" office:value="3.967255833899328" table:style-name="ce4">
            <text:p>3,967255834</text:p>
          </table:table-cell>
          <table:table-cell office:value-type="float" office:value="26.104308536828459" table:style-name="ce4">
            <text:p>26,10430854</text:p>
          </table:table-cell>
          <table:table-cell table:number-columns-repeated="1637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Rio de Janeiro</text:p>
          </table:table-cell>
          <table:table-cell office:value-type="string" table:style-name="ce4">
            <text:p>Sudeste</text:p>
          </table:table-cell>
          <table:table-cell office:value-type="float" office:value="17264943" table:style-name="ce3">
            <text:p>17264943</text:p>
          </table:table-cell>
          <table:table-cell office:value-type="float" office:value="5677989" table:style-name="ce4">
            <text:p>5677989</text:p>
          </table:table-cell>
          <table:table-cell office:value-type="float" office:value="717326" table:style-name="ce4">
            <text:p>717326</text:p>
          </table:table-cell>
          <table:table-cell office:value-type="float" office:value="30.845204926739076" table:style-name="ce4">
            <text:p>30,84520493</text:p>
          </table:table-cell>
          <table:table-cell office:value-type="float" office:value="3.8316149528039216" table:style-name="ce4">
            <text:p>3,831614953</text:p>
          </table:table-cell>
          <table:table-cell office:value-type="float" office:value="12.633451737930454" table:style-name="ce4">
            <text:p>12,63345174</text:p>
          </table:table-cell>
          <table:table-cell table:number-columns-repeated="16374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São Paulo</text:p>
          </table:table-cell>
          <table:table-cell office:value-type="string" table:style-name="ce4">
            <text:p>Sudeste</text:p>
          </table:table-cell>
          <table:table-cell office:value-type="float" office:value="45919049" table:style-name="ce3">
            <text:p>45919049</text:p>
          </table:table-cell>
          <table:table-cell office:value-type="float" office:value="15056590" table:style-name="ce4">
            <text:p>15056590</text:p>
          </table:table-cell>
          <table:table-cell office:value-type="float" office:value="1066813" table:style-name="ce4">
            <text:p>1066813</text:p>
          </table:table-cell>
          <table:table-cell office:value-type="float" office:value="41.048197803525156" table:style-name="ce4">
            <text:p>41,0481978</text:p>
          </table:table-cell>
          <table:table-cell office:value-type="float" office:value="21.753415864260472" table:style-name="ce4">
            <text:p>21,75341586</text:p>
          </table:table-cell>
          <table:table-cell office:value-type="float" office:value="7.0853559803381776" table:style-name="ce4">
            <text:p>7,08535598</text:p>
          </table:table-cell>
          <table:table-cell table:number-columns-repeated="16374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Paraná</text:p>
          </table:table-cell>
          <table:table-cell office:value-type="string" table:style-name="ce4">
            <text:p>Sul</text:p>
          </table:table-cell>
          <table:table-cell office:value-type="float" office:value="11433957" table:style-name="ce3">
            <text:p>11433957</text:p>
          </table:table-cell>
          <table:table-cell office:value-type="float" office:value="3787013" table:style-name="ce4">
            <text:p>3787013</text:p>
          </table:table-cell>
          <table:table-cell office:value-type="float" office:value="135188" table:style-name="ce4">
            <text:p>135188</text:p>
          </table:table-cell>
          <table:table-cell office:value-type="float" office:value="27.776566174466495" table:style-name="ce4">
            <text:p>27,77656617</text:p>
          </table:table-cell>
          <table:table-cell office:value-type="float" office:value="17.773839843988384" table:style-name="ce4">
            <text:p>17,77383984</text:p>
          </table:table-cell>
          <table:table-cell office:value-type="float" office:value="3.5697791372778496" table:style-name="ce4">
            <text:p>3,569779137</text:p>
          </table:table-cell>
          <table:table-cell table:number-columns-repeated="16374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Santa Catarina</text:p>
          </table:table-cell>
          <table:table-cell office:value-type="string" table:style-name="ce4">
            <text:p>Sul</text:p>
          </table:table-cell>
          <table:table-cell office:value-type="float" office:value="7164788" table:style-name="ce3">
            <text:p>7164788</text:p>
          </table:table-cell>
          <table:table-cell office:value-type="float" office:value="2226262" table:style-name="ce4">
            <text:p>2226262</text:p>
          </table:table-cell>
          <table:table-cell office:value-type="float" office:value="32416" table:style-name="ce4">
            <text:p>32416</text:p>
          </table:table-cell>
          <table:table-cell office:value-type="float" office:value="31.865894119058499" table:style-name="ce4">
            <text:p>31,86589412</text:p>
          </table:table-cell>
          <table:table-cell office:value-type="float" office:value="8.7240791196068663" table:style-name="ce4">
            <text:p>8,72407912</text:p>
          </table:table-cell>
          <table:table-cell office:value-type="float" office:value="1.4560730048844206" table:style-name="ce4">
            <text:p>1,456073005</text:p>
          </table:table-cell>
          <table:table-cell table:number-columns-repeated="16374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Rio Grande do Sul</text:p>
          </table:table-cell>
          <table:table-cell office:value-type="string" table:style-name="ce4">
            <text:p>Sul</text:p>
          </table:table-cell>
          <table:table-cell office:value-type="float" office:value="11377239" table:style-name="ce3">
            <text:p>11377239</text:p>
          </table:table-cell>
          <table:table-cell office:value-type="float" office:value="3801539" table:style-name="ce4">
            <text:p>3801539</text:p>
          </table:table-cell>
          <table:table-cell office:value-type="float" office:value="133021" table:style-name="ce4">
            <text:p>133021</text:p>
          </table:table-cell>
          <table:table-cell office:value-type="float" office:value="36.122198779714786" table:style-name="ce4">
            <text:p>36,12219878</text:p>
          </table:table-cell>
          <table:table-cell office:value-type="float" office:value="26.290363536142124" table:style-name="ce4">
            <text:p>26,29036354</text:p>
          </table:table-cell>
          <table:table-cell office:value-type="float" office:value="3.4991354817088554" table:style-name="ce4">
            <text:p>3,499135482</text:p>
          </table:table-cell>
          <table:table-cell table:number-columns-repeated="16374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Mato Grosso do Sul</text:p>
          </table:table-cell>
          <table:table-cell office:value-type="string" table:style-name="ce4">
            <text:p>Centro-Oeste</text:p>
          </table:table-cell>
          <table:table-cell office:value-type="float" office:value="2778986" table:style-name="ce3">
            <text:p>2778986</text:p>
          </table:table-cell>
          <table:table-cell office:value-type="float" office:value="908456" table:style-name="ce4">
            <text:p>908456</text:p>
          </table:table-cell>
          <table:table-cell office:value-type="float" office:value="6766" table:style-name="ce4">
            <text:p>6766</text:p>
          </table:table-cell>
          <table:table-cell office:value-type="float" office:value="35.711997279852426" table:style-name="ce4">
            <text:p>35,71199728</text:p>
          </table:table-cell>
          <table:table-cell office:value-type="float" office:value="30.902821865581497" table:style-name="ce4">
            <text:p>30,90282187</text:p>
          </table:table-cell>
          <table:table-cell office:value-type="float" office:value="0.74478015445987478" table:style-name="ce4">
            <text:p>0,744780154</text:p>
          </table:table-cell>
          <table:table-cell table:number-columns-repeated="1637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Mato Grosso</text:p>
          </table:table-cell>
          <table:table-cell office:value-type="string" table:style-name="ce4">
            <text:p>Centro-Oeste</text:p>
          </table:table-cell>
          <table:table-cell office:value-type="float" office:value="3484466" table:style-name="ce3">
            <text:p>3484466</text:p>
          </table:table-cell>
          <table:table-cell office:value-type="float" office:value="1128083" table:style-name="ce4">
            <text:p>1128083</text:p>
          </table:table-cell>
          <table:table-cell office:value-type="float" office:value="22429" table:style-name="ce4">
            <text:p>22429</text:p>
          </table:table-cell>
          <table:table-cell office:value-type="float" office:value="55.291511440209554" table:style-name="ce4">
            <text:p>55,29151144</text:p>
          </table:table-cell>
          <table:table-cell office:value-type="float" office:value="75.304007002136785" table:style-name="ce4">
            <text:p>75,304007</text:p>
          </table:table-cell>
          <table:table-cell office:value-type="float" office:value="1.9882402270045734" table:style-name="ce4">
            <text:p>1,988240227</text:p>
          </table:table-cell>
          <table:table-cell table:number-columns-repeated="16374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Goiás</text:p>
          </table:table-cell>
          <table:table-cell office:value-type="string" table:style-name="ce4">
            <text:p>Centro-Oeste</text:p>
          </table:table-cell>
          <table:table-cell office:value-type="float" office:value="7018354" table:style-name="ce3">
            <text:p>7018354</text:p>
          </table:table-cell>
          <table:table-cell office:value-type="float" office:value="2311126" table:style-name="ce4">
            <text:p>2311126</text:p>
          </table:table-cell>
          <table:table-cell office:value-type="float" office:value="35801" table:style-name="ce4">
            <text:p>35801</text:p>
          </table:table-cell>
          <table:table-cell office:value-type="float" office:value="45.596104114136956" table:style-name="ce4">
            <text:p>45,59610411</text:p>
          </table:table-cell>
          <table:table-cell office:value-type="float" office:value="28.740641291140804" table:style-name="ce4">
            <text:p>28,74064129</text:p>
          </table:table-cell>
          <table:table-cell office:value-type="float" office:value="1.5490717511723722" table:style-name="ce4">
            <text:p>1,549071751</text:p>
          </table:table-cell>
          <table:table-cell table:number-columns-repeated="16374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Distrito Federal</text:p>
          </table:table-cell>
          <table:table-cell office:value-type="string" table:style-name="ce4">
            <text:p>Centro-Oeste</text:p>
          </table:table-cell>
          <table:table-cell office:value-type="float" office:value="3015268" table:style-name="ce3">
            <text:p>3015268</text:p>
          </table:table-cell>
          <table:table-cell office:value-type="float" office:value="935671" table:style-name="ce4">
            <text:p>935671</text:p>
          </table:table-cell>
          <table:table-cell office:value-type="float" office:value="62179" table:style-name="ce4">
            <text:p>62179</text:p>
          </table:table-cell>
          <table:table-cell office:value-type="float" office:value="3.8713931601973353" table:style-name="ce4">
            <text:p>3,87139316</text:p>
          </table:table-cell>
          <table:table-cell office:value-type="float" office:value="0.48586340895992097" table:style-name="ce4">
            <text:p>0,485863409</text:p>
          </table:table-cell>
          <table:table-cell office:value-type="float" office:value="6.6453913822273005" table:style-name="ce4">
            <text:p>6,645391382</text:p>
          </table:table-cell>
          <table:table-cell table:number-columns-repeated="16374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in" fo:margin-bottom="0.1in" fo:margin-left="0.3in" fo:margin-right="0.3in" style:print-orientation="portrait" style:print-page-order="ltr" style:first-page-number="1" style:scale-to="100%" style:table-centering="horizontal" style:print="objects charts drawings"/>
      <style:header-style>
        <style:header-footer-properties fo:min-height="0.51in" fo:margin-left="0in" fo:margin-right="0in" fo:margin-bottom="0in"/>
      </style:header-style>
      <style:footer-style>
        <style:header-footer-properties fo:min-height="0.2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page-number>1</text:page-number></text:p>
      </style:header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9</meta:generator>
    <dc:creator>Microsoft Office User</dc:creator>
    <meta:creation-date>2020-05-15T01:19:20Z</meta:creation-date>
    <dc:date>2020-05-15T01:19:32Z</dc:date>
  </office:meta>
</office:document-meta>
</file>